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rlito" svg:font-family="Carlito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rbel" svg:font-family="Corbel" style:font-family-generic="swiss" style:font-pitch="variable" svg:panose-1="2 11 5 3 2 2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rbe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start"/>
    </style:style>
    <style:style style:name="T12" style:parent-style-name="Policepardéfaut" style:family="text">
      <style:text-properties fo:color="#C00000" fo:background-color="#FFFF00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 fo:color="#C00000"/>
    </style:style>
    <style:style style:name="T14" style:parent-style-name="Policepardéfaut" style:family="text">
      <style:text-properties fo:font-weight="bold" style:font-weight-asian="bold" fo:color="#C00000" style:text-position="super 63.6%"/>
    </style:style>
    <style:style style:name="T15" style:parent-style-name="Policepardéfaut" style:family="text">
      <style:text-properties fo:font-weight="bold" style:font-weight-asian="bold" fo:color="#C00000"/>
    </style:style>
    <style:style style:name="P16" style:parent-style-name="Standard" style:family="paragraph">
      <style:paragraph-properties fo:text-align="center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start"/>
    </style:style>
    <style:style style:name="T19" style:parent-style-name="Policepardéfaut" style:family="text">
      <style:text-properties fo:background-color="#FFFF00"/>
    </style:style>
    <style:style style:name="P20" style:parent-style-name="Standard" style:family="paragraph">
      <style:paragraph-properties fo:text-align="start"/>
    </style:style>
    <style:style style:name="P21" style:parent-style-name="Standard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start"/>
    </style:style>
    <style:style style:name="T22" style:parent-style-name="Policepardéfaut" style:family="text">
      <style:text-properties fo:background-color="#FFFF00"/>
    </style:style>
    <style:style style:name="T23" style:parent-style-name="Policepardéfaut" style:family="text">
      <style:text-properties fo:background-color="#FFFF00"/>
    </style:style>
    <style:style style:name="T24" style:parent-style-name="Policepardéfaut" style:family="text">
      <style:text-properties fo:background-color="#FFFF00"/>
    </style:style>
    <style:style style:name="P25" style:parent-style-name="Paragraphedeliste" style:family="paragraph"/>
    <style:style style:name="T2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style:font-name="Wingdings" style:font-name-asian="Wingdings" style:font-name-complex="Wingdings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Arial" style:font-name-complex="Arial"/>
    </style:style>
    <style:style style:name="P33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34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T35" style:parent-style-name="Policepardéfaut" style:family="text">
      <style:text-properties style:text-position="super 63.6%"/>
    </style:style>
    <style:style style:name="T36" style:parent-style-name="Policepardéfaut" style:family="text">
      <style:text-properties style:text-position="super 63.6%"/>
    </style:style>
    <style:style style:name="P37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T38" style:parent-style-name="Policepardéfaut" style:family="text">
      <style:text-properties style:text-position="super 63.6%"/>
    </style:style>
    <style:style style:name="T39" style:parent-style-name="Policepardéfaut" style:family="text">
      <style:text-properties style:text-position="super 63.6%"/>
    </style:style>
    <style:style style:name="T40" style:parent-style-name="Policepardéfaut" style:family="text">
      <style:text-properties style:text-position="super 63.6%"/>
    </style:style>
    <style:style style:name="T41" style:parent-style-name="Policepardéfaut" style:family="text">
      <style:text-properties style:text-position="super 63.6%"/>
    </style:style>
    <style:style style:name="T42" style:parent-style-name="Policepardéfaut" style:family="text">
      <style:text-properties style:text-position="super 63.6%"/>
    </style:style>
    <style:style style:name="T43" style:parent-style-name="Policepardéfaut" style:family="text">
      <style:text-properties style:text-position="super 63.6%"/>
    </style:style>
    <style:style style:name="T44" style:parent-style-name="Policepardéfaut" style:family="text">
      <style:text-properties style:text-position="super 63.6%"/>
    </style:style>
    <style:style style:name="P45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46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47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48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49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50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51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52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53" style:parent-style-name="Standard" style:family="paragraph">
      <style:paragraph-properties fo:border-top="none" fo:border-left="0.0312in solid #FF3399" fo:border-bottom="none" fo:border-right="none" fo:padding-top="0in" fo:padding-left="0.0555in" fo:padding-bottom="0in" fo:padding-right="0in" style:shadow="none"/>
    </style:style>
    <style:style style:name="P54" style:parent-style-name="Paragraphedeliste" style:family="paragraph"/>
    <style:style style:name="T5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1.3611in" style:use-optimal-column-width="false"/>
    </style:style>
    <style:style style:name="TableColumn60" style:family="table-column">
      <style:table-column-properties style:column-width="2.4027in" style:use-optimal-column-width="false"/>
    </style:style>
    <style:style style:name="TableColumn61" style:family="table-column">
      <style:table-column-properties style:column-width="1.375in" style:use-optimal-column-width="false"/>
    </style:style>
    <style:style style:name="Table58" style:family="table">
      <style:table-properties style:width="5.1388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style:font-weight-complex="bold"/>
    </style:style>
    <style:style style:name="TableCell65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style:font-weight-complex="bold"/>
    </style:style>
    <style:style style:name="TableCell67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style:font-weight-complex="bold"/>
    </style:style>
    <style:style style:name="TableRow69" style:family="table-row">
      <style:table-row-properties style:min-row-height="0.2361in" style:use-optimal-row-height="false"/>
    </style:style>
    <style:style style:name="TableCell70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style:font-weight-complex="bold"/>
    </style:style>
    <style:style style:name="TableCell72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Cell74" style:family="table-cell">
      <style:table-cell-properties fo:border-top="0.0034in solid #8EAADB" fo:border-left="none" fo:border-bottom="0.0034in solid #8EAADB" fo:border-right="none" fo:background-color="#D9E2F3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Row76" style:family="table-row">
      <style:table-row-properties style:min-row-height="0.2361in" style:use-optimal-row-height="false"/>
    </style:style>
    <style:style style:name="TableCell77" style:family="table-cell">
      <style:table-cell-properties fo:border-top="0.0034in solid #8EAADB" fo:border-left="none" fo:border-bottom="0.0034in solid #8EAADB" fo:border-right="0.0034in solid #8EAADB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Arial" style:font-name-asian="Times New Roman" style:font-name-complex="Arial" style:font-weight-complex="bold"/>
    </style:style>
    <style:style style:name="TableCell79" style:family="table-cell">
      <style:table-cell-properties fo:border-top="0.0034in solid #8EAADB" fo:border-left="0.0034in solid #8EAADB" fo:border-bottom="0.0034in solid #8EAADB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Cell81" style:family="table-cell">
      <style:table-cell-properties fo:border-top="0.0034in solid #8EAADB" fo:border-left="none" fo:border-bottom="0.0034in solid #8EAADB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Row83" style:family="table-row">
      <style:table-row-properties style:min-row-height="0.2361in" style:use-optimal-row-height="false"/>
    </style:style>
    <style:style style:name="TableCell84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TableCell86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Cell88" style:family="table-cell">
      <style:table-cell-properties fo:border-top="0.0034in solid #8EAADB" fo:border-left="none" fo:border-bottom="0.0034in solid #8EAADB" fo:border-right="none" fo:background-color="#D9E2F3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Row90" style:family="table-row">
      <style:table-row-properties style:min-row-height="0.2361in" style:use-optimal-row-height="false"/>
    </style:style>
    <style:style style:name="TableCell91" style:family="table-cell">
      <style:table-cell-properties fo:border-top="0.0034in solid #8EAADB" fo:border-left="none" fo:border-bottom="0.0034in solid #8EAADB" fo:border-right="0.0034in solid #8EAADB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TableCell93" style:family="table-cell">
      <style:table-cell-properties fo:border-top="0.0034in solid #8EAADB" fo:border-left="0.0034in solid #8EAADB" fo:border-bottom="0.0034in solid #8EAADB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TableCell95" style:family="table-cell">
      <style:table-cell-properties fo:border-top="0.0034in solid #8EAADB" fo:border-left="none" fo:border-bottom="0.0034in solid #8EAADB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Arial" style:font-name-asian="Times New Roman" style:font-name-complex="Arial"/>
    </style:style>
    <style:style style:name="P97" style:parent-style-name="Paragraphedeliste" style:family="paragraph"/>
    <style:style style:name="T9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style:font-name="Wingdings" style:font-name-asian="Wingdings" style:font-name-complex="Wingdings" style:text-underline-type="single" style:text-underline-style="solid" style:text-underline-width="auto" style:text-underline-mode="continuous"/>
    </style:style>
    <style:style style:name="T10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3" style:parent-style-name="Paragraphedeliste" style:family="paragraph">
      <style:paragraph-properties fo:margin-left="0in">
        <style:tab-stops/>
      </style:paragraph-properties>
    </style:style>
    <style:style style:name="TableColumn105" style:family="table-column">
      <style:table-column-properties style:column-width="2.2354in" style:use-optimal-column-width="false"/>
    </style:style>
    <style:style style:name="TableColumn106" style:family="table-column">
      <style:table-column-properties style:column-width="2.7618in" style:use-optimal-column-width="false"/>
    </style:style>
    <style:style style:name="Table104" style:family="table">
      <style:table-properties style:width="4.9972in" fo:margin-left="-0.075in" table:align="left"/>
    </style:style>
    <style:style style:name="TableRow107" style:family="table-row">
      <style:table-row-properties style:min-row-height="0.1368in" style:use-optimal-row-height="false"/>
    </style:style>
    <style:style style:name="TableCell108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109" style:parent-style-name="Standard" style:family="paragraph">
      <style:text-properties style:font-name-asian="Times New Roman" style:font-name-complex="Times New Roman" fo:font-weight="bold" style:font-weight-asian="bold" style:font-weight-complex="bold"/>
    </style:style>
    <style:style style:name="TableCell110" style:family="table-cell">
      <style:table-cell-properties fo:border-top="none" fo:border-left="none" fo:border-bottom="0.0208in solid #8EAADB" fo:border-right="none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start"/>
      <style:text-properties style:font-name-asian="Times New Roman" style:font-name-complex="Times New Roman" fo:font-weight="bold" style:font-weight-asian="bold" style:font-weight-complex="bold"/>
    </style:style>
    <style:style style:name="TableRow112" style:family="table-row">
      <style:table-row-properties style:min-row-height="0.2361in" style:use-optimal-row-height="false"/>
    </style:style>
    <style:style style:name="TableCell113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114" style:parent-style-name="Standard" style:family="paragraph">
      <style:text-properties style:font-name="Arial" style:font-name-asian="Times New Roman" style:font-name-complex="Arial" style:font-weight-complex="bold"/>
    </style:style>
    <style:style style:name="TableCell115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116" style:parent-style-name="Standard" style:family="paragraph">
      <style:text-properties style:font-name="Arial" style:font-name-asian="Times New Roman" style:font-name-complex="Arial" fo:color="#0070C0"/>
    </style:style>
    <style:style style:name="TableRow117" style:family="table-row">
      <style:table-row-properties style:min-row-height="0.2361in" style:use-optimal-row-height="false"/>
    </style:style>
    <style:style style:name="TableCell118" style:family="table-cell">
      <style:table-cell-properties fo:border-top="0.0034in solid #8EAADB" fo:border-left="none" fo:border-bottom="0.0034in solid #8EAADB" fo:border-right="0.0034in solid #8EAADB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  <style:text-properties style:font-name="Arial" style:font-name-asian="Times New Roman" style:font-name-complex="Arial" style:font-weight-complex="bold"/>
    </style:style>
    <style:style style:name="TableCell120" style:family="table-cell">
      <style:table-cell-properties fo:border-top="0.0034in solid #8EAADB" fo:border-left="0.0034in solid #8EAADB" fo:border-bottom="0.0034in solid #8EAADB" fo:border-right="none" style:writing-mode="lr-tb" fo:padding-top="0in" fo:padding-left="0.075in" fo:padding-bottom="0in" fo:padding-right="0.075in"/>
    </style:style>
    <style:style style:name="P121" style:parent-style-name="Standard" style:family="paragraph">
      <style:text-properties style:font-name="Arial" style:font-name-asian="Times New Roman" style:font-name-complex="Arial"/>
    </style:style>
    <style:style style:name="TableRow122" style:family="table-row">
      <style:table-row-properties style:min-row-height="0.2361in" style:use-optimal-row-height="false"/>
    </style:style>
    <style:style style:name="TableCell123" style:family="table-cell">
      <style:table-cell-properties fo:border-top="0.0034in solid #8EAADB" fo:border-left="none" fo:border-bottom="0.0034in solid #8EAADB" fo:border-right="0.0034in solid #8EAADB" fo:background-color="#D9E2F3" style:writing-mode="lr-tb" fo:padding-top="0in" fo:padding-left="0.075in" fo:padding-bottom="0in" fo:padding-right="0.075in"/>
    </style:style>
    <style:style style:name="P124" style:parent-style-name="Standard" style:family="paragraph">
      <style:text-properties style:font-name="Arial" style:font-name-asian="Times New Roman" style:font-name-complex="Arial" style:font-weight-complex="bold"/>
    </style:style>
    <style:style style:name="TableCell125" style:family="table-cell">
      <style:table-cell-properties fo:border-top="0.0034in solid #8EAADB" fo:border-left="0.0034in solid #8EAADB" fo:border-bottom="0.0034in solid #8EAADB" fo:border-right="none" fo:background-color="#D9E2F3" style:writing-mode="lr-tb" fo:padding-top="0in" fo:padding-left="0.075in" fo:padding-bottom="0in" fo:padding-right="0.075in"/>
    </style:style>
    <style:style style:name="P126" style:parent-style-name="Standard" style:family="paragraph">
      <style:text-properties style:font-name="Arial" style:font-name-asian="Times New Roman" style:font-name-complex="Arial" fo:color="#0070C0"/>
    </style:style>
    <style:style style:name="TableRow127" style:family="table-row">
      <style:table-row-properties style:min-row-height="0.2361in" style:use-optimal-row-height="false"/>
    </style:style>
    <style:style style:name="TableCell128" style:family="table-cell">
      <style:table-cell-properties fo:border-top="0.0034in solid #8EAADB" fo:border-left="none" fo:border-bottom="0.0034in solid #8EAADB" fo:border-right="0.0034in solid #8EAADB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style:font-name="Arial" style:font-name-asian="Times New Roman" style:font-name-complex="Arial" style:font-weight-complex="bold"/>
    </style:style>
    <style:style style:name="TableCell130" style:family="table-cell">
      <style:table-cell-properties fo:border-top="0.0034in solid #8EAADB" fo:border-left="0.0034in solid #8EAADB" fo:border-bottom="0.0034in solid #8EAADB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text-properties style:font-name="Arial" style:font-name-asian="Times New Roman" style:font-name-complex="Arial"/>
    </style:style>
    <style:style style:name="P132" style:parent-style-name="Paragraphedeliste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12">PARTIE 1</text:span><text:span text:style-name="T13">  <text:s text:c="20"/>2</text:span><text:span text:style-name="T14">d</text:span><text:span text:style-name="T15">Contrôle Introduction aux Systèmes Informatiques Codage</text:span></text:p>
      <text:p text:style-name="P16"><text:span text:style-name="T17"><text:s text:c="5"/>Tous documents autorisés</text:span></text:p>
      <text:p text:style-name="P18">Durée de la <text:s/>partie 1<text:s/>:<text:s/><text:span text:style-name="T19">15’</text:span><text:s/>(tiers temps<text:s/>20’)</text:p>
      <text:p text:style-name="P20"/>
      <text:p text:style-name="P21"><text:span text:style-name="T22">Nom</text:span> :<text:s/><text:tab/><text:tab/><text:tab/><text:tab/><text:tab/><text:span text:style-name="T23">Prénom</text:span> :<text:s/><text:tab/><text:tab/><text:tab/><text:tab/><text:span text:style-name="T24">Groupe</text:span> :</text:p>
      <text:p text:style-name="Paragraphedeliste"/>
      <text:list text:style-name="WWNum1">
        <text:list-item text:start-value="1">
          <text:p text:style-name="P25"><text:span text:style-name="T26">Conversion<text:s/></text:span><text:span text:style-name="T27">non signée<text:s/></text:span><text:span text:style-name="T28">Décimal<text:s/></text:span><text:span text:style-name="T29"></text:span><text:span text:style-name="T30"><text:s/>Binaire</text:span></text:p>
        </text:list-item>
      </text:list>
      <text:p text:style-name="Standard">Soit la valeur binaire <text:span text:style-name="T31">non signée</text:span> :<text:s/><text:span text:style-name="T32">1111 0111</text:span> </text:p>
      <text:p text:style-name="Standard">Expliquez comment la convertir en décimal en faisant le moins de calculs possible. Détaillez le raisonnement<text:s/>et les quelques opérations et connaissances sur lesquelles vous vous appuyez pour réaliser la conversion ; fournir le résultat.</text:p>
      <text:p text:style-name="P33"/>
      <text:p text:style-name="P34">Pour convertir cette valeur, il faut connaitre les puissances de 2. Chaque 1 va correspondre a une puissance de 2 a ajouter au résultat. Le 1 tout a droite du nombre binaire correspond a 2<text:span text:style-name="T35">0<text:s/></text:span>, celui juste a côté a 2<text:span text:style-name="T36">1<text:s/></text:span>et ainsi de suite.<text:s/></text:p>
      <text:p text:style-name="P37">Pour ce nombre, il faut faire 2<text:span text:style-name="T38">7</text:span><text:s/>+ 2<text:span text:style-name="T39">6</text:span><text:s/>+ 2<text:span text:style-name="T40">5</text:span><text:s/>+ 2<text:span text:style-name="T41">4</text:span><text:s/>+ 2<text:span text:style-name="T42">2</text:span><text:s/>+ 2<text:span text:style-name="T43">1</text:span><text:s/>+ 2<text:span text:style-name="T44">0</text:span><text:s/></text:p>
      <text:p text:style-name="P45">Ce qui nous donne :<text:s/>247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/>
      <text:list text:style-name="WWNum1" text:continue-numbering="true">
        <text:list-item>
          <text:p text:style-name="P54"><text:span text:style-name="T55">Conversions</text:span><text:span text:style-name="T56"><text:s/>non signées</text:span><text:span text:style-name="T57"><text:s text:c="2"/>Base 10 / Base 2 / Base 4</text:span></text:p>
        </text:list-item>
      </text:list>
      <text:p text:style-name="Standard">a) Complétez le tableau ci-dessous</text:p>
      <text:p text:style-name="Standard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Valeur en base 10</text:p>
          </table:table-cell>
          <table:table-cell table:style-name="TableCell65">
            <text:p text:style-name="P66">Valeur en base 2(sur 8 bits)</text:p>
          </table:table-cell>
          <table:table-cell table:style-name="TableCell67">
            <text:p text:style-name="P68">Valeur en base 4</text:p>
          </table:table-cell>
        </table:table-row>
        <table:table-row table:style-name="TableRow69">
          <table:table-cell table:style-name="TableCell70">
            <text:p text:style-name="P71">126</text:p>
          </table:table-cell>
          <table:table-cell table:style-name="TableCell72">
            <text:p text:style-name="P73">0111 1101</text:p>
          </table:table-cell>
          <table:table-cell table:style-name="TableCell74">
            <text:p text:style-name="P75">1331</text:p>
          </table:table-cell>
        </table:table-row>
        <table:table-row table:style-name="TableRow76">
          <table:table-cell table:style-name="TableCell77">
            <text:p text:style-name="P78">138</text:p>
          </table:table-cell>
          <table:table-cell table:style-name="TableCell79">
            <text:p text:style-name="P80">1000<text:s/>1010</text:p>
          </table:table-cell>
          <table:table-cell table:style-name="TableCell81">
            <text:p text:style-name="P82">2022</text:p>
          </table:table-cell>
        </table:table-row>
        <table:table-row table:style-name="TableRow83">
          <table:table-cell table:style-name="TableCell84">
            <text:p text:style-name="P85">156</text:p>
          </table:table-cell>
          <table:table-cell table:style-name="TableCell86">
            <text:p text:style-name="P87">1001 1100</text:p>
          </table:table-cell>
          <table:table-cell table:style-name="TableCell88">
            <text:p text:style-name="P89">2130</text:p>
          </table:table-cell>
        </table:table-row>
        <table:table-row table:style-name="TableRow90">
          <table:table-cell table:style-name="TableCell91">
            <text:p text:style-name="P92">33</text:p>
          </table:table-cell>
          <table:table-cell table:style-name="TableCell93">
            <text:p text:style-name="P94">0010<text:s/>0001</text:p>
          </table:table-cell>
          <table:table-cell table:style-name="TableCell95">
            <text:p text:style-name="P96">0201</text:p>
          </table:table-cell>
        </table:table-row>
      </table:table>
      <text:p text:style-name="Standard"/>
      <text:p text:style-name="Standard">b) Est-ce que la conversion intermédiaire en binaire offre un intérêt pour la<text:s/>conversion en base 4 ? Expliquez ...</text:p>
      <text:p text:style-name="Standard">Cette conversion offre un intérêt. En effet, les bases divisibles par deux ont une conversion facile a partir du binaire. Pour la base 4, on sépare notre octet par paquet de deux et chaque paquets de deux correspond a un chiffre en base 4.</text:p>
      <text:p text:style-name="Standard">Pour le nombre <text:s text:c="2"/>0111 1101 en binaire, <text:s text:c="2"/>on le sépare en paquets de deux : 01 <text:s/>11 <text:s/>11 <text:s/>01 et ca nous donne en base 4 : 1 <text:s/>3 <text:s/>3 <text:s/>1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1" text:continue-numbering="true">
        <text:list-item>
          <text:p text:style-name="P97"><text:span text:style-name="T98">Conversions de valeurs<text:s/></text:span><text:span text:style-name="T99">signées</text:span><text:span text:style-name="T100"><text:s/>Décimal<text:s/></text:span><text:span text:style-name="T101"></text:span><text:span text:style-name="T102"><text:s/>Binaire et réciproquement</text:span></text:p>
        </text:list-item>
      </text:list>
      <text:p text:style-name="P103">(vous devez écrire explicitement le signe devant la valeur décimale quel que soit le signe)</text:p>
      <text:p text:style-name="Paragraphedeliste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soft-page-break/>
            <text:p text:style-name="P109">Valeur décimale</text:p>
          </table:table-cell>
          <table:table-cell table:style-name="TableCell110">
            <text:p text:style-name="P111">Valeur binaire (sur 8 ou 16<text:s/>bits) selon nécessité</text:p>
          </table:table-cell>
        </table:table-row>
        <table:table-row table:style-name="TableRow112">
          <table:table-cell table:style-name="TableCell113">
            <text:p text:style-name="P114">-126</text:p>
          </table:table-cell>
          <table:table-cell table:style-name="TableCell115">
            <text:p text:style-name="P116">1000<text:s/>0010</text:p>
          </table:table-cell>
        </table:table-row>
        <table:table-row table:style-name="TableRow117">
          <table:table-cell table:style-name="TableCell118">
            <text:p text:style-name="P119">-32</text:p>
          </table:table-cell>
          <table:table-cell table:style-name="TableCell120">
            <text:p text:style-name="P121"><text:s text:c="5"/>1110 0000</text:p>
          </table:table-cell>
        </table:table-row>
        <table:table-row table:style-name="TableRow122">
          <table:table-cell table:style-name="TableCell123">
            <text:p text:style-name="P124">-138</text:p>
          </table:table-cell>
          <table:table-cell table:style-name="TableCell125">
            <text:p text:style-name="P126">1111<text:s/>1111<text:s/>0111<text:s/>0110</text:p>
          </table:table-cell>
        </table:table-row>
        <table:table-row table:style-name="TableRow127">
          <table:table-cell table:style-name="TableCell128">
            <text:p text:style-name="P129">-6</text:p>
          </table:table-cell>
          <table:table-cell table:style-name="TableCell130">
            <text:p text:style-name="P131"><text:s text:c="5"/>1111 1010</text:p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rlito" svg:font-family="Carlito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rbel" svg:font-family="Corbel" style:font-family-generic="swiss" style:font-pitch="variable" svg:panose-1="2 11 5 3 2 2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ahoma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8pt" style:font-size-asian="8pt" style:font-size-complex="8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text-align="center" fo:margin-top="0.1666in"/>
      <style:text-properties style:font-name="Carlito" style:font-name-asian="F" style:font-name-complex="F" fo:color="#0070C0" fo:font-size="14pt" style:font-size-asian="14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rlito" style:font-name-asian="F" style:font-name-complex="F" fo:color="#F4B083" style:font-size-complex="13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asian="F" style:font-name-complex="F" fo:font-weight="bold" style:font-weight-asian="bold" fo:color="#612474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name="Corbel" style:font-name-asian="Corbel" style:font-name-complex="Corbel" fo:font-size="11pt" style:font-size-asian="11pt" style:font-size-complex="10pt" style:language-asian="fr" style:country-asian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rlito" style:font-name-asian="F" style:font-name-complex="F" fo:color="#0070C0" fo:font-size="14pt" style:font-size-asian="14pt" style:font-size-complex="16pt"/>
    </style:style>
    <style:style style:name="Titre2Car" style:display-name="Titre 2 Car" style:family="text" style:parent-style-name="Policepardéfaut">
      <style:text-properties style:font-name="Carlito" style:font-name-asian="F" style:font-name-complex="F" fo:color="#F4B083" fo:font-size="11pt" style:font-size-asian="11pt" style:font-size-complex="13pt"/>
    </style:style>
    <style:style style:name="Emphasepâle" style:display-name="Emphase pâle" style:family="text" style:parent-style-name="Policepardéfaut">
      <style:text-properties style:font-name="Corbel" style:font-name-asian="Corbel" style:font-name-complex="Corbel" fo:font-weight="normal" style:font-weight-asian="normal" fo:font-style="italic" style:font-style-asian="italic" style:font-style-complex="italic" fo:font-variant="small-caps" fo:color="#C45911" fo:font-size="14pt" style:font-size-asian="14pt" style:text-underline-type="single" style:text-underline-style="solid" style:text-underline-width="auto" style:text-underline-mode="continuous" style:text-underline-color="#FFC000"/>
    </style:style>
    <style:style style:name="Titre3Car" style:display-name="Titre 3 Car" style:family="text" style:parent-style-name="Policepardéfaut">
      <style:text-properties style:font-name="Calibri Light" style:font-name-asian="F" style:font-name-complex="F" fo:font-weight="bold" style:font-weight-asian="bold" fo:color="#612474" fo:font-size="14pt" style:font-size-asian="14pt" style:font-size-complex="12pt" style:language-asian="ar" style:country-asian="SA"/>
    </style:style>
    <style:style style:name="En-têteCar" style:display-name="En-tête Car" style:family="text" style:parent-style-name="Policepardéfaut">
      <style:text-properties style:font-name="Corbel" style:font-name-asian="Corbel" style:font-name-complex="Corbel" fo:font-size="11pt" style:font-size-asian="11pt" style:font-size-complex="10pt" style:language-asian="fr" style:country-asian="FR"/>
    </style:style>
    <style:style style:name="PieddepageCar" style:display-name="Pied de page Car" style:family="text" style:parent-style-name="Policepardéfaut">
      <style:text-properties style:font-name="Corbel" style:font-name-asian="Corbel" style:font-name-complex="Corbel" fo:font-size="11pt" style:font-size-asian="11pt" style:font-size-complex="10pt" style:language-asian="fr" style:country-asian="FR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Times New Roman" style:font-name-complex="Times New Roman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use-window-font-color="true" fo:font-size="11pt" style:font-size-asian="11pt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use-window-font-color="true" fo:font-size="11pt" style:font-size-asian="11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777in" text:min-label-width="0.25in" text:list-level-position-and-space-mode="label-alignment">
          <style:list-level-label-alignment text:label-followed-by="listtab" fo:margin-left="1.527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777in" text:min-label-width="0.25in" text:list-level-position-and-space-mode="label-alignment">
          <style:list-level-label-alignment text:label-followed-by="listtab" fo:margin-left="3.027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Corbel" style:font-name-asian="Corbel" style:font-name-complex="Corbel" fo:font-size="11pt" style:font-size-asian="11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rbe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736in" fo:margin-left="0.984in" fo:margin-bottom="0.1944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3965in"/>
      </style:footer-style>
    </style:page-layout>
    <style:style style:name="P2" style:parent-style-name="En-tête" style:family="paragraph">
      <style:paragraph-properties fo:text-align="start"/>
    </style:style>
    <style:style style:name="T3" style:parent-style-name="Policepardéfaut" style:family="text">
      <style:text-properties fo:font-style="italic" style:font-style-asian="italic" style:font-style-complex="italic" fo:color="#000000" fo:font-size="9pt" style:font-size-asian="9pt" style:font-size-complex="9pt"/>
    </style:style>
    <style:style style:name="T4" style:parent-style-name="Policepardéfaut" style:family="text">
      <style:text-properties fo:font-weight="bold" style:font-weight-asian="bold" fo:font-style="italic" style:font-style-asian="italic" style:font-style-complex="italic" fo:color="#000000" fo:font-size="9pt" style:font-size-asian="9pt" style:font-size-complex="9pt"/>
    </style:style>
    <style:style style:name="T5" style:parent-style-name="Policepardéfaut" style:family="text">
      <style:text-properties fo:font-weight="bold" style:font-weight-asian="bold" fo:font-style="italic" style:font-style-asian="italic" style:font-style-complex="italic" fo:color="#000000" fo:font-size="9pt" style:font-size-asian="9pt" style:font-size-complex="9pt"/>
    </style:style>
    <style:style style:name="P6" style:parent-style-name="Pieddepage" style:family="paragraph">
      <style:paragraph-properties fo:text-align="center"/>
    </style:style>
    <style:style style:name="T7" style:parent-style-name="Policepardéfaut" style:family="text">
      <style:text-properties fo:text-transform="uppercase" fo:color="#5B9BD5"/>
    </style:style>
    <style:style style:name="T8" style:parent-style-name="Policepardéfaut" style:family="text">
      <style:text-properties fo:text-transform="uppercase" fo:color="#5B9BD5"/>
    </style:style>
    <style:style style:name="T9" style:parent-style-name="Policepardéfaut" style:family="text">
      <style:text-properties fo:text-transform="uppercase" fo:color="#5B9BD5"/>
    </style:style>
    <style:style style:name="T10" style:parent-style-name="Policepardéfaut" style:family="text">
      <style:text-properties fo:text-transform="uppercase" fo:color="#5B9BD5" fo:font-size="8pt" style:font-size-asian="8pt" style:font-size-complex="8pt"/>
    </style:style>
    <style:style style:name="T11" style:parent-style-name="Policepardéfaut" style:family="text">
      <style:text-properties fo:text-transform="uppercase" fo:color="#5B9BD5" fo:font-size="8pt" style:font-size-asian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 1" text:anchor-type="as-char" svg:x="0in" svg:y="0in" svg:width="1.6252in" svg:height="0.47992in" style:rel-width="scale" style:rel-height="scale"><draw:image xlink:href="media/image1.png" xlink:type="simple" xlink:show="embed" xlink:actuate="onLoad"/><svg:title/><svg:desc/></draw:frame><text:s text:c="81"/><text:span text:style-name="T3"><text:s text:c="4"/></text:span><text:span text:style-name="T4">M1101 ISI<text:s/></text:span><text:span text:style-name="T5">2020-2021 : 2 novembre 2020</text:span></text:p>
      </style:header>
      <style:footer>
        <text:list text:style-name="LFO8" text:continue-numbering="true">
          <text:list-item>
            <text:p text:style-name="P6"><text:span text:style-name="T7"><text:page-number text:fixed="false">2</text:page-number></text:span><text:span text:style-name="T8"><text:s text:c="3"/>-<text:s/></text:span><text:span text:style-name="T9"><text:s text:c="113"/></text:span><text:span text:style-name="T10">Partie 1<text:s/></text:span><text:span text:style-name="T11">Contrôle ISI Codage 2/11/2020</text:span></text:p>
          </text:list-item>
        </text:list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r</meta:initial-creator>
    <dc:creator>Dell</dc:creator>
    <meta:creation-date>2020-10-26T20:08:00Z</meta:creation-date>
    <dc:date>2020-11-02T07:40:00Z</dc:date>
    <meta:print-date>2020-10-26T20:10:00Z</meta:print-date>
    <meta:template xlink:href="Normal.dotm" xlink:type="simple"/>
    <meta:editing-cycles>1</meta:editing-cycles>
    <meta:editing-duration>PT19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90" meta:character-count="1888" meta:row-count="13" meta:non-whitespace-character-count="1601"/>
  </office:meta>
</office:document-meta>
</file>